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3M01S" calcext:value-type="time">
            <text:p>18:03:0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3M05S" calcext:value-type="time">
            <text:p>18:03:0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3M10S" calcext:value-type="time">
            <text:p>18:03:10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3M11S" calcext:value-type="time">
            <text:p>18:03:11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3M11S" calcext:value-type="time">
            <text:p>18:03:1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3M18S" calcext:value-type="time">
            <text:p>18:03:1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3M26S" calcext:value-type="time">
            <text:p>18:03:2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3M29S" calcext:value-type="time">
            <text:p>18:03:2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3M30S" calcext:value-type="time">
            <text:p>18:03:3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3M31S" calcext:value-type="time">
            <text:p>18:03:3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3M34S" calcext:value-type="time">
            <text:p>18:03:3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3M35S" calcext:value-type="time">
            <text:p>18:03:3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3M36S" calcext:value-type="time">
            <text:p>18:03:36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3M36S" calcext:value-type="time">
            <text:p>18:03:36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3M38S" calcext:value-type="time">
            <text:p>18:03:38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3M39S" calcext:value-type="time">
            <text:p>18:03:39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3M43S" calcext:value-type="time">
            <text:p>18:03:43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3M54S" calcext:value-type="time">
            <text:p>18:03:54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4M03S" calcext:value-type="time">
            <text:p>18:04:03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4M08S" calcext:value-type="time">
            <text:p>18:04:0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4M11S" calcext:value-type="time">
            <text:p>18:04:11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4M20S" calcext:value-type="time">
            <text:p>18:04:20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4M22S" calcext:value-type="time">
            <text:p>18:04:2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4M23S" calcext:value-type="time">
            <text:p>18:04:2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4M31S" calcext:value-type="time">
            <text:p>18:04:31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4M34S" calcext:value-type="time">
            <text:p>18:04:3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4M38S" calcext:value-type="time">
            <text:p>18:04:38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4M43S" calcext:value-type="time">
            <text:p>18:04:4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4M44S" calcext:value-type="time">
            <text:p>18:04:4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4M46S" calcext:value-type="time">
            <text:p>18:04:4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4M47S" calcext:value-type="time">
            <text:p>18:04:47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3M01S" calcext:value-type="time">
            <text:p>18:03:01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3M07S" calcext:value-type="time">
            <text:p>18:03:0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3M14S" calcext:value-type="time">
            <text:p>18:03:1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3M30S" calcext:value-type="time">
            <text:p>18:03:3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3M30S" calcext:value-type="time">
            <text:p>18:03:3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3M31S" calcext:value-type="time">
            <text:p>18:03:31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3M35S" calcext:value-type="time">
            <text:p>18:03:3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3M35S" calcext:value-type="time">
            <text:p>18:03:3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3M40S" calcext:value-type="time">
            <text:p>18:03:4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3M44S" calcext:value-type="time">
            <text:p>18:03:44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3M45S" calcext:value-type="time">
            <text:p>18:03:4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3M55S" calcext:value-type="time">
            <text:p>18:03:55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4M07S" calcext:value-type="time">
            <text:p>18:04:0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4M10S" calcext:value-type="time">
            <text:p>18:04:1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4M14S" calcext:value-type="time">
            <text:p>18:04:1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4M17S" calcext:value-type="time">
            <text:p>18:04:1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4M17S" calcext:value-type="time">
            <text:p>18:04:1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4M18S" calcext:value-type="time">
            <text:p>18:04:1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4M19S" calcext:value-type="time">
            <text:p>18:04:19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4M21S" calcext:value-type="time">
            <text:p>18:04:2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4M22S" calcext:value-type="time">
            <text:p>18:04:2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4M23S" calcext:value-type="time">
            <text:p>18:04:23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4M23S" calcext:value-type="time">
            <text:p>18:04:2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4M28S" calcext:value-type="time">
            <text:p>18:04:28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4M32S" calcext:value-type="time">
            <text:p>18:04:3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4M37S" calcext:value-type="time">
            <text:p>18:04:3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4M39S" calcext:value-type="time">
            <text:p>18:04:39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4M44S" calcext:value-type="time">
            <text:p>18:04:44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4M46S" calcext:value-type="time">
            <text:p>18:04:46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03M30S" calcext:value-type="time">
            <text:p>18:03:30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03M35S" calcext:value-type="time">
            <text:p>18:03:35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04M11S" calcext:value-type="time">
            <text:p>18:04:11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04M35S" calcext:value-type="time">
            <text:p>18:04:35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03M34S" calcext:value-type="time">
            <text:p>18:03:34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04M05S" calcext:value-type="time">
            <text:p>18:04:05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04M20S" calcext:value-type="time">
            <text:p>18:04:20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04M43S" calcext:value-type="time">
            <text:p>18:04:43</text:p>
          </table:table-cell>
          <table:table-cell office:value-type="float" office:value="-81" calcext:value-type="float">
            <text:p>-81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</table:table>
      <table:named-expressions/>
      <table:database-ranges>
        <table:database-range table:name="__Anonymous_Sheet_DB__0" table:target-range-address="Sheet1.A2:Sheet1.C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7:24:51.863612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9:33:14.660227223</meta:creation-date>
    <dc:date>2019-12-16T17:36:39.306139576</dc:date>
    <meta:editing-duration>PT6M47S</meta:editing-duration>
    <meta:editing-cycles>5</meta:editing-cycles>
    <meta:generator>LibreOffice/6.0.7.3$Linux_X86_64 LibreOffice_project/00m0$Build-3</meta:generator>
    <meta:document-statistic meta:table-count="1" meta:cell-count="207" meta:object-count="0"/>
  </office:meta>
</office:document-meta>
</file>